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au1" style:family="table">
      <style:table-properties style:width="15.984cm" fo:margin-left="0.009cm" fo:margin-top="0cm" fo:margin-bottom="0cm" table:align="left" style:writing-mode="lr-tb"/>
    </style:style>
    <style:style style:name="Tableau1.A" style:family="table-column">
      <style:table-column-properties style:column-width="3.24cm"/>
    </style:style>
    <style:style style:name="Tableau1.B" style:family="table-column">
      <style:table-column-properties style:column-width="5.502cm"/>
    </style:style>
    <style:style style:name="Tableau1.C" style:family="table-column">
      <style:table-column-properties style:column-width="3.75cm"/>
    </style:style>
    <style:style style:name="Tableau1.D" style:family="table-column">
      <style:table-column-properties style:column-width="3.491cm"/>
    </style:style>
    <style:style style:name="Tableau1.1" style:family="table-row">
      <style:table-row-properties fo:keep-together="auto"/>
    </style:style>
    <style:style style:name="Tableau1.A1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1pt" fo:language="fr" fo:country="FR" style:letter-kerning="tru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3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1pt" fo:language="fr" fo:country="FR" officeooo:rsid="0010b5fa" officeooo:paragraph-rsid="0010b5fa" style:letter-kerning="tru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4" style:family="paragraph" style:parent-style-name="Standard">
      <style:text-properties officeooo:rsid="0010b5fa" officeooo:paragraph-rsid="0010b5fa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0b5fa" style:font-weight-asian="bold" style:font-weight-complex="bold"/>
    </style:style>
    <style:style style:name="T3" style:family="text">
      <style:text-properties officeooo:rsid="0010b5f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1">ORDRE DU JOUR DE LA SEANCE DE TRAVAIL N°</text:span><text:span text:style-name="T2">13</text:span></text:p>
      <text:p text:style-name="Standard">Date : <text:span text:style-name="T3">16/04/2024</text:span></text:p>
      <text:p text:style-name="Standard">Horaires : <text:span text:style-name="T3">15h/17h</text:span></text:p>
      <text:p text:style-name="Standard">Objectif(s) de la séance : <text:span text:style-name="T3">faire la séance 12 suite au évènement du 15/04/2024 </text:span></text:p>
      <text:p text:style-name="Standard">Animateur (Chef de projet) : <text:span text:style-name="T3">Mathis</text:span></text:p>
      <text:p text:style-name="Standard">Lieu : <text:span text:style-name="T3">0A15</text:span></text:p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au1.1">
          <table:table-cell table:style-name="Tableau1.A1" office:value-type="string">
            <text:p text:style-name="P2">Qualité</text:p>
          </table:table-cell>
          <table:table-cell table:style-name="Tableau1.A1" office:value-type="string">
            <text:p text:style-name="P2">Présents</text:p>
          </table:table-cell>
          <table:table-cell table:style-name="Tableau1.A1" office:value-type="string">
            <text:p text:style-name="P2">Excusés</text:p>
          </table:table-cell>
          <table:table-cell table:style-name="Tableau1.A1" office:value-type="string">
            <text:p text:style-name="P2">Absents</text:p>
          </table:table-cell>
        </table:table-row>
        <table:table-row table:style-name="Tableau1.1">
          <table:table-cell table:style-name="Tableau1.A1" office:value-type="string">
            <text:p text:style-name="P2">Chef de projet</text:p>
          </table:table-cell>
          <table:table-cell table:style-name="Tableau1.A1" office:value-type="string">
            <text:p text:style-name="P3">X</text:p>
          </table:table-cell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2"/>
          </table:table-cell>
        </table:table-row>
        <table:table-row table:style-name="Tableau1.1">
          <table:table-cell table:style-name="Tableau1.A1" office:value-type="string">
            <text:p text:style-name="P2">Secrétaire</text:p>
          </table:table-cell>
          <table:table-cell table:style-name="Tableau1.A1" office:value-type="string">
            <text:p text:style-name="P3">X</text:p>
          </table:table-cell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2"/>
          </table:table-cell>
        </table:table-row>
        <table:table-row table:style-name="Tableau1.1">
          <table:table-cell table:style-name="Tableau1.A1" office:value-type="string">
            <text:p text:style-name="P2">Responsable du SI</text:p>
          </table:table-cell>
          <table:table-cell table:style-name="Tableau1.A1" office:value-type="string">
            <text:p text:style-name="P3">X</text:p>
          </table:table-cell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2"/>
          </table:table-cell>
        </table:table-row>
        <table:table-row table:style-name="Tableau1.1">
          <table:table-cell table:style-name="Tableau1.A1" office:value-type="string">
            <text:p text:style-name="P2">Membre</text:p>
          </table:table-cell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3">X</text:p>
          </table:table-cell>
          <table:table-cell table:style-name="Tableau1.A1" office:value-type="string">
            <text:p text:style-name="P2"/>
          </table:table-cell>
        </table:table-row>
      </table:table>
      <text:p text:style-name="Standard"><text:s/></text:p>
      <text:p text:style-name="Standard" loext:marker-style-name="T1"><text:span text:style-name="T1">Points inscrits à l’ordre du jour</text:span><text:span text:style-name="T1"/></text:p>
      <text:p text:style-name="Standard">1- Titre du point 1 : <text:span text:style-name="T3">Suite à la fermeture de l’IUT le 15/04/2024 nous devons continuer le développement du site prévu </text:span></text:p>
      <text:p text:style-name="Standard"/>
      <text:p text:style-name="Standard"/>
      <text:p text:style-name="Standard"/>
      <text:p text:style-name="Standard"/>
      <text:p text:style-name="Standard">2- Titre du point 2 : <text:span text:style-name="T3">note de cadrage</text:span></text:p>
      <text:p text:style-name="P4">Continuer la note de cadrage 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fr" fo:country="FR" style:letter-kerning="tru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fr" fo:country="FR" style:letter-kerning="tru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text-indent="0cm" style:auto-text-indent="false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TOUT</meta:initial-creator>
    <meta:editing-cycles>7</meta:editing-cycles>
    <meta:creation-date>2024-02-29T19:29:00</meta:creation-date>
    <dc:date>2024-04-16T15:16:24.072000000</dc:date>
    <meta:editing-duration>PT29M17S</meta:editing-duration>
    <meta:generator>LibreOffice/7.5.4.2$Windows_X86_64 LibreOffice_project/36ccfdc35048b057fd9854c757a8b67ec53977b6</meta:generator>
    <meta:document-statistic meta:table-count="1" meta:image-count="0" meta:object-count="0" meta:page-count="1" meta:paragraph-count="23" meta:word-count="96" meta:character-count="501" meta:non-whitespace-character-count="423"/>
    <meta:user-defined meta:name="AppVersion">16.0000</meta:user-defined>
    <meta:template xlink:type="simple" xlink:actuate="onRequest" xlink:title="Normal.dotm" xlink:href=""/>
  </office:meta>
</office:document-meta>
</file>